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stroke-dash="Dash_20_2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2" style:family="graphic" style:parent-style-name="standard">
      <style:graphic-properties draw:stroke="none" dr3d:vertical-segments="16" dr3d:close-front="true" dr3d:close-back="true"/>
    </style:style>
    <style:style style:name="gr3" style:family="graphic" style:parent-style-name="standard">
      <style:graphic-properties draw:stroke="none" draw:stroke-dash="Dash_20_2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cc6633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4" style:family="graphic" style:parent-style-name="standard">
      <style:graphic-properties draw:stroke="none" draw:fill="solid" draw:fill-color="#cc6633" dr3d:vertical-segments="16" dr3d:close-front="true" dr3d:close-back="true"/>
    </style:style>
    <style:style style:name="gr5" style:family="graphic" style:parent-style-name="standard">
      <style:graphic-properties svg:stroke-width="0.025cm" draw:marker-start-width="0.237cm" draw:marker-end="Arrow" draw:marker-end-width="0.337cm" draw:textarea-horizontal-align="center" draw:textarea-vertical-align="middle" fo:padding-top="0.137cm" fo:padding-bottom="0.137cm" fo:padding-left="0.262cm" fo:padding-right="0.26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fo:min-height="0.94cm"/>
    </style:style>
    <style:style style:name="gr8" style:family="graphic" style:parent-style-name="standard">
      <style:graphic-properties draw:stroke="none" draw:stroke-dash="Dash_20_2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33cc66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9" style:family="graphic" style:parent-style-name="standard">
      <style:graphic-properties draw:stroke="none" draw:fill="solid" draw:fill-color="#33cc66" dr3d:vertical-segments="16" dr3d:close-front="true" dr3d:close-back="true"/>
    </style:style>
    <style:style style:name="gr10" style:family="graphic" style:parent-style-name="standard">
      <style:graphic-properties draw:stroke="none" svg:stroke-width="0.051cm" svg:stroke-color="#000000" draw:fill="none" draw:fill-color="#ffffff" fo:min-height="5.363cm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width="0.051cm" svg:stroke-color="#000000" draw:fill="none" draw:fill-color="#ffffff" fo:min-height="4.357cm" fo:padding-top="0.15cm" fo:padding-bottom="0.15cm" fo:padding-left="0.275cm" fo:padding-right="0.275cm"/>
    </style:style>
    <style:style style:name="gr12" style:family="graphic" style:parent-style-name="standard">
      <style:graphic-properties svg:stroke-width="0.051cm" draw:textarea-horizontal-align="center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draw:stroke="dash" draw:stroke-dash="Ultrafine_20_2_20_Dots_20_3_20_Dashes" svg:stroke-width="0.051cm" draw:marker-start-width="0.277cm" draw:marker-end-width="0.277cm" draw:opacity="0%" draw:textarea-horizontal-align="justify" draw:textarea-vertical-align="middle" draw:auto-grow-height="false" fo:padding-top="0.151cm" fo:padding-bottom="0.151cm" fo:padding-left="0.276cm" fo:padding-right="0.276cm" draw:shadow-opacity="0%"/>
    </style:style>
    <style:style style:name="gr14" style:family="graphic" style:parent-style-name="standard">
      <style:graphic-properties svg:stroke-width="0.051cm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15" style:family="graphic" style:parent-style-name="standard">
      <style:graphic-properties svg:stroke-width="0.051cm" draw:marker-start-width="0.277cm" draw:marker-end-width="0.277cm" draw:textarea-horizontal-align="center" draw:textarea-vertical-align="middle" fo:padding-top="0.151cm" fo:padding-bottom="0.151cm" fo:padding-left="0.276cm" fo:padding-right="0.276cm"/>
    </style:style>
    <style:style style:name="gr16" style:family="graphic" style:parent-style-name="standard">
      <style:graphic-properties draw:stroke="dash" draw:stroke-dash="Ultrafine_20_2_20_Dots_20_3_20_Dashes" svg:stroke-width="0.051cm" draw:marker-start-width="0.276cm" draw:marker-end-width="0.276cm" draw:opacity="0%" draw:textarea-horizontal-align="justify" draw:textarea-vertical-align="middle" draw:auto-grow-height="false" fo:padding-top="0.15cm" fo:padding-bottom="0.15cm" fo:padding-left="0.275cm" fo:padding-right="0.275cm" draw:shadow-opacity="0%"/>
    </style:style>
    <style:style style:name="gr17" style:family="graphic" style:parent-style-name="standard">
      <style:graphic-properties draw:stroke="none" draw:stroke-dash="Dash_20_2" svg:stroke-width="0.051cm" svg:stroke-color="#000000" draw:marker-start="" draw:marker-start-width="0.377cm" draw:marker-start-center="false" draw:marker-end="" draw:marker-end-width="0.377cm" draw:marker-end-center="false" svg:stroke-opacity="100%" draw:stroke-linejoin="round" draw:fill="solid" draw:fill-color="#0000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18" style:family="graphic" style:parent-style-name="standard">
      <style:graphic-properties draw:stroke="none" draw:stroke-dash="Dash_20_2" svg:stroke-width="0.051cm" svg:stroke-color="#000000" draw:marker-start="" draw:marker-start-width="0.377cm" draw:marker-start-center="false" draw:marker-end="" draw:marker-end-width="0.377cm" draw:marker-end-center="false" svg:stroke-opacity="100%" draw:stroke-linejoin="round" draw:fill="solid" draw:fill-color="#0000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 dr3d:backface-culling="enabled" dr3d:normals-kind="object" dr3d:normals-direction="inverse" dr3d:texture-generation-mode-x="object" dr3d:texture-generation-mode-y="object" dr3d:texture-mode="blend" dr3d:texture-filter="enabled" dr3d:diffuse-color="#00b8ff" dr3d:emissive-color="#000000" dr3d:specular-color="#ffffff" dr3d:shininess="15%" dr3d:shadow="hidden"/>
    </style:style>
    <style:style style:name="gr19" style:family="graphic" style:parent-style-name="standard">
      <style:graphic-properties draw:stroke="none" draw:stroke-dash="Dash_20_2" svg:stroke-width="0.051cm" svg:stroke-color="#000000" draw:marker-start="" draw:marker-start-width="0.377cm" draw:marker-start-center="false" draw:marker-end="" draw:marker-end-width="0.377cm" draw:marker-end-center="false" svg:stroke-opacity="100%" draw:stroke-linejoin="round" draw:fill="solid" draw:fill-color="#0000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 dr3d:horizontal-segments="24" dr3d:vertical-segments="16" dr3d:edge-rounding="10%" dr3d:back-scale="100%" dr3d:end-angle="3600" dr3d:backface-culling="enabled" dr3d:close-front="true" dr3d:close-back="true" dr3d:normals-kind="object" dr3d:normals-direction="inverse" dr3d:texture-generation-mode-x="object" dr3d:texture-generation-mode-y="object" dr3d:texture-mode="blend" dr3d:texture-filter="enabled" dr3d:diffuse-color="#00b8ff" dr3d:emissive-color="#000000" dr3d:specular-color="#ffffff" dr3d:shininess="15%" dr3d:shadow="hidden"/>
    </style:style>
    <style:style style:name="gr20" style:family="graphic" style:parent-style-name="standard">
      <style:graphic-properties draw:stroke="none" draw:stroke-dash="Dash_20_2" svg:stroke-width="0.051cm" svg:stroke-color="#000000" draw:marker-start="" draw:marker-start-width="0.377cm" draw:marker-start-center="false" draw:marker-end="" draw:marker-end-width="0.377cm" draw:marker-end-center="false" svg:stroke-opacity="100%" draw:stroke-linejoin="round" draw:fill="solid" draw:fill-color="#8000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21" style:family="graphic" style:parent-style-name="standard">
      <style:graphic-properties draw:stroke="none" draw:stroke-dash="Dash_20_2" svg:stroke-width="0.051cm" svg:stroke-color="#000000" draw:marker-start="" draw:marker-start-width="0.377cm" draw:marker-start-center="false" draw:marker-end="" draw:marker-end-width="0.377cm" draw:marker-end-center="false" svg:stroke-opacity="100%" draw:stroke-linejoin="round" draw:fill="solid" draw:fill-color="#8000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 dr3d:horizontal-segments="24" dr3d:vertical-segments="16" dr3d:edge-rounding="10%" dr3d:back-scale="100%" dr3d:end-angle="3600" dr3d:backface-culling="enabled" dr3d:close-front="true" dr3d:close-back="true" dr3d:normals-kind="object" dr3d:normals-direction="inverse" dr3d:texture-generation-mode-x="object" dr3d:texture-generation-mode-y="object" dr3d:texture-mode="blend" dr3d:texture-filter="enabled" dr3d:diffuse-color="#00b8ff" dr3d:emissive-color="#000000" dr3d:specular-color="#ffffff" dr3d:shininess="15%" dr3d:shadow="hidden"/>
    </style:style>
    <style:style style:name="gr22" style:family="graphic" style:parent-style-name="standard">
      <style:graphic-properties svg:stroke-width="0.051cm" draw:marker-start-width="0.276cm" draw:marker-end-width="0.276cm" draw:fill="solid" draw:fill-color="#000000" draw:textarea-horizontal-align="justify" draw:textarea-vertical-align="middle" draw:auto-grow-height="false" fo:padding-top="0.15cm" fo:padding-bottom="0.15cm" fo:padding-left="0.275cm" fo:padding-right="0.275cm"/>
    </style:style>
    <style:style style:name="gr23" style:family="graphic" style:parent-style-name="standard">
      <style:graphic-properties draw:stroke="none" draw:stroke-dash="Dash_20_2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ff00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24" style:family="graphic" style:parent-style-name="standard">
      <style:graphic-properties draw:stroke="none" draw:fill="solid" draw:fill-color="#ff0000"/>
    </style:style>
    <style:style style:name="gr25" style:family="graphic" style:parent-style-name="standard">
      <style:graphic-properties draw:stroke="none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26" style:family="graphic" style:parent-style-name="standard">
      <style:graphic-properties draw:stroke="none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 dr3d:backface-culling="enabled" dr3d:normals-kind="object" dr3d:normals-direction="inverse" dr3d:texture-generation-mode-x="object" dr3d:texture-generation-mode-y="object" dr3d:texture-mode="blend" dr3d:texture-filter="enabled" dr3d:diffuse-color="#00b8ff" dr3d:emissive-color="#000000" dr3d:specular-color="#ffffff" dr3d:shininess="15%" dr3d:shadow="hidden"/>
    </style:style>
    <style:style style:name="gr27" style:family="graphic" style:parent-style-name="standard">
      <style:graphic-properties svg:stroke-width="0.051cm" draw:marker-start-width="0.276cm" draw:marker-end-width="0.276cm" draw:opacity="0%" draw:textarea-horizontal-align="justify" draw:textarea-vertical-align="middle" draw:auto-grow-height="false" fo:padding-top="0.15cm" fo:padding-bottom="0.15cm" fo:padding-left="0.275cm" fo:padding-right="0.275cm" draw:shadow-opacity="0%"/>
    </style:style>
    <style:style style:name="gr28" style:family="graphic" style:parent-style-name="standard">
      <style:graphic-properties draw:stroke="none" draw:stroke-dash="Dash_20_2" svg:stroke-width="0.051cm" svg:stroke-color="#000000" draw:marker-start="" draw:marker-start-width="0.377cm" draw:marker-start-center="false" draw:marker-end="" draw:marker-end-width="0.377cm" draw:marker-end-center="false" svg:stroke-opacity="100%" draw:stroke-linejoin="round" draw:fill="solid" draw:fill-color="#cc6633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29" style:family="graphic" style:parent-style-name="standard">
      <style:graphic-properties draw:stroke="none" draw:stroke-dash="Dash_20_2" svg:stroke-width="0.051cm" svg:stroke-color="#000000" draw:marker-start="" draw:marker-start-width="0.377cm" draw:marker-start-center="false" draw:marker-end="" draw:marker-end-width="0.377cm" draw:marker-end-center="false" svg:stroke-opacity="100%" draw:stroke-linejoin="round" draw:fill="solid" draw:fill-color="#cc6633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 dr3d:horizontal-segments="24" dr3d:vertical-segments="16" dr3d:edge-rounding="10%" dr3d:back-scale="100%" dr3d:end-angle="3600" dr3d:backface-culling="enabled" dr3d:close-front="true" dr3d:close-back="true" dr3d:normals-kind="object" dr3d:normals-direction="inverse" dr3d:texture-generation-mode-x="object" dr3d:texture-generation-mode-y="object" dr3d:texture-mode="blend" dr3d:texture-filter="enabled" dr3d:diffuse-color="#00b8ff" dr3d:emissive-color="#000000" dr3d:specular-color="#ffffff" dr3d:shininess="15%" dr3d:shadow="hidden"/>
    </style:style>
    <style:style style:name="gr30" style:family="graphic" style:parent-style-name="standard">
      <style:graphic-properties draw:stroke="none" draw:stroke-dash="Dash_20_2" svg:stroke-width="0.051cm" svg:stroke-color="#000000" draw:marker-start="" draw:marker-start-width="0.377cm" draw:marker-start-center="false" draw:marker-end="" draw:marker-end-width="0.377cm" draw:marker-end-center="false" svg:stroke-opacity="100%" draw:stroke-linejoin="round" draw:fill="solid" draw:fill-color="#33cc66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31" style:family="graphic" style:parent-style-name="standard">
      <style:graphic-properties draw:stroke="none" draw:stroke-dash="Dash_20_2" svg:stroke-width="0.051cm" svg:stroke-color="#000000" draw:marker-start="" draw:marker-start-width="0.377cm" draw:marker-start-center="false" draw:marker-end="" draw:marker-end-width="0.377cm" draw:marker-end-center="false" svg:stroke-opacity="100%" draw:stroke-linejoin="round" draw:fill="solid" draw:fill-color="#33cc66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 dr3d:horizontal-segments="24" dr3d:vertical-segments="16" dr3d:edge-rounding="10%" dr3d:back-scale="100%" dr3d:end-angle="3600" dr3d:backface-culling="enabled" dr3d:close-front="true" dr3d:close-back="true" dr3d:normals-kind="object" dr3d:normals-direction="inverse" dr3d:texture-generation-mode-x="object" dr3d:texture-generation-mode-y="object" dr3d:texture-mode="blend" dr3d:texture-filter="enabled" dr3d:diffuse-color="#00b8ff" dr3d:emissive-color="#000000" dr3d:specular-color="#ffffff" dr3d:shininess="15%" dr3d:shadow="hidden"/>
    </style:style>
    <style:style style:name="gr32" style:family="graphic" style:parent-style-name="standard">
      <style:graphic-properties svg:stroke-width="0.051cm" draw:marker-start-width="0.277cm" draw:marker-end-width="0.277cm" draw:fill="solid" draw:fill-color="#000000" draw:textarea-horizontal-align="justify" draw:textarea-vertical-align="middle" draw:auto-grow-height="false" fo:padding-top="0.151cm" fo:padding-bottom="0.151cm" fo:padding-left="0.276cm" fo:padding-right="0.276cm"/>
    </style:style>
    <style:style style:name="gr33" style:family="graphic" style:parent-style-name="standard">
      <style:graphic-properties draw:stroke="none" svg:stroke-width="0.051cm" svg:stroke-color="#000000" draw:marker-start-width="0.276cm" draw:marker-end-width="0.276cm" draw:fill="none" draw:fill-color="#ffffff" fo:min-height="0.287cm"/>
    </style:style>
    <style:style style:name="gr34" style:family="graphic" style:parent-style-name="standard">
      <style:graphic-properties svg:stroke-width="0.051cm" draw:marker-start-width="0.277cm" draw:marker-end-width="0.277cm" draw:opacity="0%" draw:textarea-horizontal-align="justify" draw:textarea-vertical-align="middle" draw:auto-grow-height="false" fo:padding-top="0.151cm" fo:padding-bottom="0.151cm" fo:padding-left="0.276cm" fo:padding-right="0.276cm" draw:shadow-opacity="0%"/>
    </style:style>
    <style:style style:name="gr35" style:family="graphic" style:parent-style-name="standard">
      <style:graphic-properties draw:stroke="none" svg:stroke-color="#000000" draw:fill="none" draw:fill-color="#ffffff" fo:min-height="0.847cm"/>
    </style:style>
    <style:style style:name="gr36" style:family="graphic" style:parent-style-name="standard">
      <style:graphic-properties draw:stroke="none" svg:stroke-width="0.051cm" svg:stroke-color="#000000" draw:marker-start-width="0.277cm" draw:marker-end-width="0.277cm" draw:fill="none" draw:fill-color="#ffffff" fo:min-height="0.423cm"/>
    </style:style>
    <style:style style:name="gr37" style:family="graphic" style:parent-style-name="standard">
      <style:graphic-properties draw:stroke="none" svg:stroke-width="0.051cm" svg:stroke-color="#000000" draw:marker-start-width="0.277cm" draw:marker-end-width="0.277cm" draw:fill="none" draw:fill-color="#ffffff" fo:min-height="0.738cm"/>
    </style:style>
    <style:style style:name="gr38" style:family="graphic" style:parent-style-name="standard">
      <style:graphic-properties draw:stroke="none" svg:stroke-width="0.051cm" svg:stroke-color="#000000" draw:marker-start-width="0.277cm" draw:marker-end-width="0.277cm" draw:fill="none" draw:fill-color="#ffffff" fo:min-height="0.215cm"/>
    </style:style>
    <style:style style:name="gr39" style:family="graphic" style:parent-style-name="standard">
      <style:graphic-properties draw:stroke="none" svg:stroke-width="0.051cm" svg:stroke-color="#000000" draw:marker-start-width="0.277cm" draw:marker-end-width="0.277cm" draw:fill="none" draw:fill-color="#ffffff" fo:min-height="0.315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6cm" fo:min-width="0cm"/>
    </style:style>
    <style:style style:name="gr41" style:family="graphic" style:parent-style-name="standard">
      <style:graphic-properties svg:stroke-width="0.025cm" draw:marker-start-width="0.161cm" draw:marker-end="Arrow" draw:marker-end-width="0.114cm" draw:textarea-horizontal-align="center" draw:textarea-vertical-align="middle" fo:padding-top="0.137cm" fo:padding-bottom="0.137cm" fo:padding-left="0.262cm" fo:padding-right="0.262cm"/>
    </style:style>
    <style:style style:name="gr42" style:family="graphic" style:parent-style-name="standard">
      <style:graphic-properties draw:stroke="none" svg:stroke-width="0.051cm" svg:stroke-color="#000000" draw:marker-start-width="0.276cm" draw:marker-end-width="0.276cm" draw:fill="none" draw:fill-color="#ffffff" fo:min-height="0.745cm"/>
    </style:style>
    <style:style style:name="gr43" style:family="graphic" style:parent-style-name="standard">
      <style:graphic-properties draw:stroke="none" svg:stroke-color="#000000" draw:fill="none" draw:fill-color="#ffffff" fo:min-height="2.117cm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P3" style:family="paragraph">
      <style:text-properties fo:font-size="9pt" style:font-size-asian="9pt" style:font-size-complex="9pt"/>
    </style:style>
    <style:style style:name="P4" style:family="paragraph">
      <style:text-properties fo:font-family="'Times New Roman'" style:font-family-generic="roman" style:font-pitch="variable" fo:font-size="12pt" style:font-size-asian="12pt" style:font-size-complex="12pt"/>
    </style:style>
    <style:style style:name="P5" style:family="paragraph">
      <style:text-properties fo:font-family="'Times New Roman'" style:font-family-generic="roman" style:font-pitch="variable" fo:font-size="10pt" style:font-size-asian="10pt" style:font-size-complex="10pt"/>
    </style:style>
    <style:style style:name="P6" style:family="paragraph">
      <style:paragraph-properties fo:text-align="center"/>
      <style:text-properties fo:font-family="'Times New Roman'" style:font-family-generic="roman" style:font-pitch="variable"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family="'Times New Roman'" style:font-family-generic="roman" style:font-pitch="variable" fo:font-size="12pt" style:font-size-asian="12pt" style:font-size-complex="12pt"/>
    </style:style>
    <style:style style:name="T4" style:family="text">
      <style:text-properties fo:font-family="'Times New Roman'" style:font-family-generic="roman" style:font-pitch="variable" fo:font-size="10pt" style:font-size-asian="10pt" style:font-size-complex="10pt"/>
    </style:style>
    <style:style style:name="T5" style:family="text">
      <style:text-properties style:text-position="super 58%" fo:font-family="'Times New Roman'" style:font-family-generic="roman" style:font-pitch="variable" fo:font-size="10pt" style:font-size-asian="10pt" style:font-size-complex="10pt"/>
    </style:style>
    <style:style style:name="T6" style:family="text">
      <style:text-properties fo:font-family="'Times New Roman'" style:font-family-generic="roman" style:font-pitch="variable"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3d:scene draw:style-name="gr1" svg:width="3.806cm" svg:height="3.554cm" svg:x="1.004cm" svg:y="1.256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2" draw:layer="layout" dr3d:transform="matrix (0.995393911499682 -0.0124779161535918 0.0950539981159473 -0.0506234397047857 0.773581160926983 0.631671951895378 -0.0814139318656121 -0.633574375324101 0.769386302601531 0cm 0cm 0cm)" svg:viewBox="0 -5000 2500 10000" svg:d="m0-5000h250 250 500 500 500 250 250v10000h-250-250-500-500-500-250-250z"/>
          <dr3d:rotate draw:style-name="gr2" draw:layer="layout" dr3d:transform="matrix (0.497696955749841 -0.00623895807679588 0.0475269990579737 -0.0253117198523929 0.386790580463491 0.315835975947689 -0.040706965932806 -0.31678718766205 0.384693151300766 0cm 0cm 0cm)" svg:viewBox="0 -5000 2500 10000" svg:d="m0-5000h250 250 500 500 500 250 250v10000h-250-250-500-500-500-250-250z"/>
          <dr3d:rotate draw:style-name="gr2" draw:layer="layout" dr3d:transform="matrix (0.497696955749841 -0.00623895807679588 0.0475269990579737 -0.0253117198523929 0.386790580463491 0.315835975947689 -0.040706965932806 -0.31678718766205 0.384693151300766 0cm 0cm 0cm)" svg:viewBox="0 -5000 2500 10000" svg:d="m0-5000h250 250 500 500 500 250 250v10000h-250-250-500-500-500-250-250z"/>
          <dr3d:rotate draw:style-name="gr2" draw:layer="layout" dr3d:transform="matrix (0.497696955749841 -0.00623895807679588 0.0475269990579737 -0.0253117198523929 0.386790580463491 0.315835975947689 -0.040706965932806 -0.31678718766205 0.384693151300766 0cm 0cm 0cm)" svg:viewBox="0 -5000 2500 10000" svg:d="m0-5000h250 250 500 500 500 250 250v10000h-250-250-500-500-500-250-250z"/>
          <dr3d:rotate draw:style-name="gr2" draw:layer="layout" dr3d:transform="matrix (0.497696955749841 -0.00623895807679588 0.0475269990579737 -0.0253117198523929 0.386790580463491 0.315835975947689 -0.040706965932806 -0.31678718766205 0.384693151300766 0cm 0cm 0cm)" svg:viewBox="0 -5000 2500 10000" svg:d="m0-5000h250 250 500 500 500 250 250v10000h-250-250-500-500-500-250-250z"/>
        </dr3d:scene>
        <dr3d:scene draw:style-name="gr1" svg:width="3.806cm" svg:height="3.554cm" svg:x="4.179cm" svg:y="1.256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2" draw:layer="layout" dr3d:transform="matrix (0.995393911499682 -0.0124779161535918 0.0950539981159473 -0.0506234397047857 0.773581160926983 0.631671951895378 -0.0814139318656121 -0.633574375324101 0.769386302601531 0cm 0cm 0cm)" svg:viewBox="0 -5000 2500 10000" svg:d="m0-5000h250 250 500 500 500 250 250v10000h-250-250-500-500-500-250-250z"/>
        </dr3d:scene>
        <dr3d:scene draw:style-name="gr1" svg:width="3.806cm" svg:height="3.554cm" svg:x="7.354cm" svg:y="1.256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2" draw:layer="layout" dr3d:transform="matrix (0.995393911499682 -0.0124779161535918 0.0950539981159473 -0.0506234397047857 0.773581160926983 0.631671951895378 -0.0814139318656121 -0.633574375324101 0.769386302601531 0cm 0cm 0cm)" svg:viewBox="0 -5000 2500 10000" svg:d="m0-5000h250 250 500 500 500 250 250v10000h-250-250-500-500-500-250-250z"/>
        </dr3d:scene>
        <dr3d:scene draw:style-name="gr1" svg:width="3.806cm" svg:height="3.554cm" svg:x="10.525cm" svg:y="1.256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2" draw:layer="layout" dr3d:transform="matrix (0.995393911499682 -0.0124779161535918 0.0950539981159473 -0.0506234397047857 0.773581160926983 0.631671951895378 -0.0814139318656121 -0.633574375324101 0.769386302601531 0cm 0cm 0cm)" svg:viewBox="0 -5000 2500 10000" svg:d="m0-5000h250 250 500 500 500 250 250v10000h-250-250-500-500-500-250-250z"/>
        </dr3d:scene>
        <dr3d:scene draw:style-name="gr1" svg:width="3.806cm" svg:height="3.554cm" svg:x="13.7cm" svg:y="1.256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2" draw:layer="layout" dr3d:transform="matrix (0.995393911499682 -0.0124779161535918 0.0950539981159473 -0.0506234397047857 0.773581160926983 0.631671951895378 -0.0814139318656121 -0.633574375324101 0.769386302601531 0cm 0cm 0cm)" svg:viewBox="0 -5000 2500 10000" svg:d="m0-5000h250 250 500 500 500 250 250v10000h-250-250-500-500-500-250-250z"/>
        </dr3d:scene>
        <dr3d:scene draw:style-name="gr1" svg:width="3.806cm" svg:height="3.554cm" svg:x="16.879cm" svg:y="1.256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2" draw:layer="layout" dr3d:transform="matrix (0.995393911499682 -0.0124779161535918 0.0950539981159473 -0.0506234397047857 0.773581160926983 0.631671951895378 -0.0814139318656121 -0.633574375324101 0.769386302601531 0cm 0cm 0cm)" svg:viewBox="0 -5000 2500 10000" svg:d="m0-5000h250 250 500 500 500 250 250v10000h-250-250-500-500-500-250-250z"/>
        </dr3d:scene>
        <dr3d:scene draw:style-name="gr1" svg:width="1.905cm" svg:height="0.33cm" svg:x="3.54cm" svg:y="3.21cm" dr3d:transform="matrix (0.000000000000296712822497533 1 0 -1 0.000000000000296712822497533 0 0 0 1 0cm 0cm 0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2" draw:layer="layout" svg:viewBox="0 -5000 2500 10000" svg:d="m0-5000h250 250 500 500 500 250 250v10000h-250-250-500-500-500-250-250z"/>
        </dr3d:scene>
        <dr3d:scene draw:style-name="gr1" svg:width="1.905cm" svg:height="0.33cm" svg:x="6.715cm" svg:y="3.21cm" dr3d:transform="matrix (0.000000000000296712822497533 1 0 -1 0.000000000000296712822497533 0 0 0 1 0cm 0cm 0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2" draw:layer="layout" svg:viewBox="0 -5000 2500 10000" svg:d="m0-5000h250 250 500 500 500 250 250v10000h-250-250-500-500-500-250-250z"/>
        </dr3d:scene>
        <dr3d:scene draw:style-name="gr1" svg:width="1.905cm" svg:height="0.33cm" svg:x="9.89cm" svg:y="3.21cm" dr3d:transform="matrix (0.000000000000296712822497533 1 0 -1 0.000000000000296712822497533 0 0 0 1 0cm 0cm 0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2" draw:layer="layout" svg:viewBox="0 -5000 2500 10000" svg:d="m0-5000h250 250 500 500 500 250 250v10000h-250-250-500-500-500-250-250z"/>
        </dr3d:scene>
        <dr3d:scene draw:style-name="gr1" svg:width="1.905cm" svg:height="0.33cm" svg:x="13.065cm" svg:y="3.21cm" dr3d:transform="matrix (0.000000000000296712822497533 1 0 -1 0.000000000000296712822497533 0 0 0 1 0cm 0cm 0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2" draw:layer="layout" svg:viewBox="0 -5000 2500 10000" svg:d="m0-5000h250 250 500 500 500 250 250v10000h-250-250-500-500-500-250-250z"/>
        </dr3d:scene>
        <dr3d:scene draw:style-name="gr1" svg:width="1.905cm" svg:height="0.33cm" svg:x="16.24cm" svg:y="3.21cm" dr3d:transform="matrix (0.000000000000296712822497533 1 0 -1 0.000000000000296712822497533 0 0 0 1 0cm 0cm 0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2" draw:layer="layout" svg:viewBox="0 -5000 2500 10000" svg:d="m0-5000h250 250 500 500 500 250 250v10000h-250-250-500-500-500-250-250z"/>
        </dr3d:scene>
        <dr3d:scene draw:style-name="gr1" svg:width="0.477cm" svg:height="6.096cm" svg:x="2.827cm" svg:y="3.794cm" dr3d:transform="matrix (0.000000000000296712822497533 1 0 -1 0.000000000000296712822497533 0 0 0 1 0cm 0cm 0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2" draw:layer="layout" dr3d:transform="matrix (-0.00000000000195676837086209 -0.367943548387097 0 1.7406914893617 0.0000000000000797912098591727 0 0 0 1 6.21572321826185cm 0.89164436997315cm 0cm)" svg:viewBox="0 -5000 2500 10000" svg:d="m0-5000h250 250 500 500 500 250 250v10000h-250-250-500-500-500-250-250z"/>
          <dr3d:rotate draw:style-name="gr2" draw:layer="layout" dr3d:transform="matrix (0.0919858870970587 0 0 0 0.0919858870970587 0 0 0 0.0919858870970587 6.21572321826185cm 0.89164436997315cm 0cm)" svg:viewBox="0 -5000 2500 10000" svg:d="m0-5000h250 250 500 500 500 250 250v10000h-250-250-500-500-500-250-250z"/>
          <dr3d:rotate draw:style-name="gr2" draw:layer="layout" dr3d:transform="matrix (0.0919858870970587 0 0 0 0.0919858870970587 0 0 0 0.0919858870970587 6.21572321826185cm 0.89164436997315cm 0cm)" svg:viewBox="0 -5000 2500 10000" svg:d="m0-5000h250 250 500 500 500 250 250v10000h-250-250-500-500-500-250-250z"/>
          <dr3d:rotate draw:style-name="gr2" draw:layer="layout" dr3d:transform="matrix (0.0919858870970587 0 0 0 0.0919858870970587 0 0 0 0.0919858870970587 6.21572321826185cm 0.89164436997315cm 0cm)" svg:viewBox="0 -5000 2500 10000" svg:d="m0-5000h250 250 500 500 500 250 250v10000h-250-250-500-500-500-250-250z"/>
        </dr3d:scene>
        <dr3d:scene draw:style-name="gr3" svg:width="4.133cm" svg:height="2.483cm" svg:x="2.455cm" svg:y="4.105cm" dr3d:transform="matrix (0.000000000000296712822497533 1 0 -1 0.000000000000296712822497533 0 0 0 1 0cm 0cm 0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4" draw:layer="layout" dr3d:transform="matrix (0.980708279059313 -0.065910916407188 0.184029949961639 -0.0259356748375114 0.889243454080658 0.456698390784795 -0.193748837816493 -0.452660833818283 0.870378973420022 0.420777869194561cm -1.79392870796602cm -0.000289537366222331cm)" svg:viewBox="0 -5000 2500 10000" svg:d="m0-5000h250 250 500 500 500 250 250v10000h-250-250-500-500-500-250-250z"/>
          <dr3d:rotate draw:style-name="gr4" draw:layer="layout" dr3d:transform="matrix (0.490354139529657 -0.032955458203594 0.0920149749808197 -0.0129678374187557 0.444621727040329 0.228349195392397 -0.0968744189082466 -0.226330416909142 0.435189486710011 0.576080770442188cm 2.53208165789791cm -0.000144768683111044cm)" svg:viewBox="0 -5000 2500 10000" svg:d="m0-5000h250 250 500 500 500 250 250v10000h-250-250-500-500-500-250-250z"/>
        </dr3d:scene>
        <dr3d:scene draw:style-name="gr1" svg:width="8.679cm" svg:height="0.445cm" svg:x="2.904cm" svg:y="6.905cm" dr3d:transform="matrix (1 -0.00000000000118685128999013 0 0.00000000000118685128999013 1 0 0 0 1 0cm 0cm 0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2" draw:layer="layout" dr3d:transform="matrix (-0.00000000000195676837086209 -0.367943548387097 0 1.7406914893617 0.0000000000000797912098591727 0 0 0 1 6.21572321826185cm 0.89164436997315cm 0cm)" svg:viewBox="0 -5000 2500 10000" svg:d="m0-5000h250 250 500 500 500 250 250v10000h-250-250-500-500-500-250-250z"/>
          <dr3d:rotate draw:style-name="gr2" draw:layer="layout" dr3d:transform="matrix (0.0919858870970587 0 0 0 0.0919858870970587 0 0 0 0.0919858870970587 6.21572321826185cm 0.89164436997315cm 0cm)" svg:viewBox="0 -5000 2500 10000" svg:d="m0-5000h250 250 500 500 500 250 250v10000h-250-250-500-500-500-250-250z"/>
          <dr3d:rotate draw:style-name="gr2" draw:layer="layout" dr3d:transform="matrix (0.0919858870970587 0 0 0 0.0919858870970587 0 0 0 0.0919858870970587 6.21572321826185cm 0.89164436997315cm 0cm)" svg:viewBox="0 -5000 2500 10000" svg:d="m0-5000h250 250 500 500 500 250 250v10000h-250-250-500-500-500-250-250z"/>
          <dr3d:rotate draw:style-name="gr2" draw:layer="layout" dr3d:transform="matrix (0.0919858870970587 0 0 0 0.0919858870970587 0 0 0 0.0919858870970587 6.21572321826185cm 0.89164436997315cm 0cm)" svg:viewBox="0 -5000 2500 10000" svg:d="m0-5000h250 250 500 500 500 250 250v10000h-250-250-500-500-500-250-250z"/>
        </dr3d:scene>
        <draw:line draw:style-name="gr5" draw:text-style-name="P1" draw:layer="layout" svg:x1="13.065cm" svg:y1="6.08cm" svg:x2="11.16cm" svg:y2="6.715cm">
          <text:p/>
        </draw:line>
        <draw:frame draw:style-name="gr6" draw:text-style-name="P2" draw:layer="layout" svg:width="1.353cm" svg:height="0.645cm" svg:x="12.43cm" svg:y="5.445cm">
          <draw:text-box>
            <text:p><text:span text:style-name="T1">Valve</text:span></text:p>
          </draw:text-box>
        </draw:frame>
        <draw:line draw:style-name="gr5" draw:text-style-name="P1" draw:layer="layout" svg:x1="7.985cm" svg:y1="5.445cm" svg:x2="6.08cm" svg:y2="5.445cm">
          <text:p/>
        </draw:line>
        <draw:frame draw:style-name="gr7" draw:text-style-name="P3" draw:layer="layout" svg:width="2.54cm" svg:height="1.19cm" svg:x="7.35cm" svg:y="4.89cm">
          <draw:text-box>
            <text:p><text:span text:style-name="T2">Pump</text:span></text:p>
          </draw:text-box>
        </draw:frame>
        <dr3d:scene draw:style-name="gr1" svg:width="8.255cm" svg:height="0.444cm" svg:x="11.16cm" svg:y="6.906cm" dr3d:transform="matrix (-1 0.000000000000593425644995066 0 -0.000000000000593425644995066 -1 0 0 0 1 0cm 0cm 0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2" draw:layer="layout" dr3d:transform="matrix (-0.00000000000195676837086209 -0.367943548387097 0 1.7406914893617 0.0000000000000797912098591727 0 0 0 1 6.21572321826185cm 0.89164436997315cm 0cm)" svg:viewBox="0 -5000 2500 10000" svg:d="m0-5000h250 250 500 500 500 250 250v10000h-250-250-500-500-500-250-250z"/>
          <dr3d:rotate draw:style-name="gr2" draw:layer="layout" dr3d:transform="matrix (0.0919858870970587 0 0 0 0.0919858870970587 0 0 0 0.0919858870970587 6.21572321826185cm 0.89164436997315cm 0cm)" svg:viewBox="0 -5000 2500 10000" svg:d="m0-5000h250 250 500 500 500 250 250v10000h-250-250-500-500-500-250-250z"/>
          <dr3d:rotate draw:style-name="gr2" draw:layer="layout" dr3d:transform="matrix (0.0919858870970587 0 0 0 0.0919858870970587 0 0 0 0.0919858870970587 6.21572321826185cm 0.89164436997315cm 0cm)" svg:viewBox="0 -5000 2500 10000" svg:d="m0-5000h250 250 500 500 500 250 250v10000h-250-250-500-500-500-250-250z"/>
          <dr3d:rotate draw:style-name="gr2" draw:layer="layout" dr3d:transform="matrix (0.0919858870970587 0 0 0 0.0919858870970587 0 0 0 0.0919858870970587 6.21572321826185cm 0.89164436997315cm 0cm)" svg:viewBox="0 -5000 2500 10000" svg:d="m0-5000h250 250 500 500 500 250 250v10000h-250-250-500-500-500-250-250z"/>
        </dr3d:scene>
        <dr3d:scene draw:style-name="gr8" svg:width="1.589cm" svg:height="0.818cm" svg:x="10.525cm" svg:y="6.715cm" dr3d:transform="matrix (0.000000000000296712822497533 1 0 -1 0.000000000000296712822497533 0 0 0 1 0cm 0cm 0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9" draw:layer="layout" svg:viewBox="0 -5000 2500 10000" svg:d="m0-5000h250 250 500 500 500 250 250v10000h-250-250-500-500-500-250-250z"/>
        </dr3d:scene>
        <draw:frame draw:style-name="gr6" draw:text-style-name="P2" draw:layer="layout" svg:width="2.598cm" svg:height="0.645cm" svg:x="17.51cm" svg:y="7.551cm">
          <draw:text-box>
            <text:p><text:span text:style-name="T1">To City Water</text:span></text:p>
          </draw:text-box>
        </draw:frame>
        <draw:frame draw:style-name="gr6" draw:text-style-name="P2" draw:layer="layout" svg:width="1.556cm" svg:height="0.645cm" svg:x="3.623cm" svg:y="9.245cm">
          <draw:text-box>
            <text:p><text:span text:style-name="T1">Output</text:span></text:p>
          </draw:text-box>
        </draw:frame>
        <draw:frame draw:style-name="gr10" draw:layer="layout" svg:width="17.216cm" svg:height="5.663cm" svg:x="2.128cm" svg:y="21.178cm">
          <draw:text-box>
            <text:p/>
          </draw:text-box>
        </draw:frame>
        <draw:frame draw:style-name="gr11" draw:text-style-name="P4" draw:layer="layout" svg:width="18.486cm" svg:height="4.657cm" svg:x="1.564cm" svg:y="11.16cm">
          <draw:text-box>
            <text:p><text:span text:style-name="T3">General Operation Principles:</text:span></text:p>
            <text:p><text:span text:style-name="T3"><text:tab/></text:span><text:span text:style-name="T3">The basic operation of this system relies on a float switch, a pump, rain barrels, a control valve, a city water spigot. <text:s/>When the unit is running, if the barrels have water (as indicated by the float switch) the pump is turned on and the valve is closed. <text:s/>If the barrels do not have any water, the pump will not be turned on and the valve will be opened allowing for irrigation with city water.</text:span></text:p>
            <text:p><text:span text:style-name="T3"><text:tab/></text:span><text:span text:style-name="T3">The electrical system uses a 12 volt battery which runs the timer, pump, valve and some internal circuitry. <text:s/>The system is charged via an AC adapter or a solar array.</text:span></text:p>
          </draw:text-box>
        </draw:frame>
        <draw:line draw:style-name="gr5" draw:text-style-name="P1" draw:layer="layout" svg:x1="2.298cm" svg:y1="7.937cm" svg:x2="2.298cm" svg:y2="9.842cm">
          <text:p/>
        </draw:line>
      </draw:page>
      <draw:page draw:name="page2" draw:style-name="dp1" draw:master-page-name="Default">
        <draw:line draw:style-name="gr12" draw:text-style-name="P1" draw:layer="layout" svg:x1="5.374cm" svg:y1="3.822cm" svg:x2="5.374cm" svg:y2="5.092cm">
          <text:p/>
        </draw:line>
        <draw:custom-shape draw:style-name="gr13" draw:text-style-name="P1" draw:layer="layout" svg:width="1.976cm" svg:height="2.117cm" svg:x="13.84cm" svg:y="16.521cm">
          <text:p/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14.97cm" svg:y1="3.116cm" svg:x2="14.97cm" svg:y2="5.797cm">
          <text:p/>
        </draw:line>
        <draw:line draw:style-name="gr15" draw:text-style-name="P1" draw:layer="layout" svg:x1="14.97cm" svg:y1="10.736cm" svg:x2="15.675cm" svg:y2="10.736cm">
          <text:p/>
        </draw:line>
        <draw:custom-shape draw:style-name="gr16" draw:text-style-name="P1" draw:layer="layout" svg:width="1.976cm" svg:height="2.117cm" svg:x="13.558cm" svg:y="5.656cm">
          <text:p/>
          <draw:enhanced-geometry svg:viewBox="0 0 21600 21600" draw:type="rectangle" draw:enhanced-path="M 0 0 L 21600 0 21600 21600 0 21600 0 0 Z N"/>
        </draw:custom-shape>
        <dr3d:scene draw:style-name="gr17" svg:width="3.848cm" svg:height="3.221cm" svg:x="2.524cm" svg:y="5.399cm" dr3d:transform="matrix (1 0 0 0 0.939692620785931 0.342020143325607 0 -0.342020143325607 0.939692620785931 0cm 0cm 0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18" draw:layer="layout"/>
        </dr3d:scene>
        <dr3d:scene draw:style-name="gr17" svg:width="0.642cm" svg:height="0.655cm" svg:x="3.178cm" svg:y="5.042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19" draw:layer="layout" dr3d:transform="matrix (1 0 0 0 1 0 0 0 1 -0.26485589539331cm 4.82894086459372cm 0cm)" svg:viewBox="0 -5000 2500 10000" svg:d="m0-5000h250 250 500 500 500 250 250v10000h-250-250-500-500-500-250-250z"/>
        </dr3d:scene>
        <dr3d:scene draw:style-name="gr20" svg:width="0.635cm" svg:height="0.635cm" svg:x="5.083cm" svg:y="5.042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21" draw:layer="layout" svg:viewBox="0 -5000 2500 10000" svg:d="m0-5000h250 250 500 500 500 250 250v10000h-250-250-500-500-500-250-250z"/>
        </dr3d:scene>
        <draw:line draw:style-name="gr14" draw:text-style-name="P1" draw:layer="layout" svg:x1="3.54cm" svg:y1="5.064cm" svg:x2="3.54cm" svg:y2="3.032cm">
          <text:p/>
        </draw:line>
        <draw:line draw:style-name="gr14" draw:text-style-name="P1" draw:layer="layout" svg:x1="3.54cm" svg:y1="3.032cm" svg:x2="5.797cm" svg:y2="3.032cm">
          <text:p/>
        </draw:line>
        <draw:line draw:style-name="gr14" draw:text-style-name="P1" draw:layer="layout" svg:x1="6.644cm" svg:y1="3.822cm" svg:x2="9.636cm" svg:y2="3.794cm">
          <text:p/>
        </draw:line>
        <draw:line draw:style-name="gr14" draw:text-style-name="P1" draw:layer="layout" svg:x1="11.668cm" svg:y1="3.032cm" svg:x2="14.97cm" svg:y2="3.032cm">
          <text:p/>
        </draw:line>
        <draw:line draw:style-name="gr14" draw:text-style-name="P1" draw:layer="layout" svg:x1="11.668cm" svg:y1="3.794cm" svg:x2="14.208cm" svg:y2="3.794cm">
          <text:p/>
        </draw:line>
        <draw:line draw:style-name="gr14" draw:text-style-name="P1" draw:layer="layout" svg:x1="14.208cm" svg:y1="5.092cm" svg:x2="14.208cm" svg:y2="5.826cm">
          <text:p/>
        </draw:line>
        <draw:custom-shape draw:style-name="gr22" draw:text-style-name="P1" draw:layer="layout" svg:width="0.254cm" svg:height="0.254cm" svg:x="7.491cm" svg:y="2.8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3d:scene draw:style-name="gr23" svg:width="2.54cm" svg:height="3.81cm" svg:x="9.382cm" svg:y="1.254cm" dr3d:transform="matrix (1 0 0 0 0.939692620785931 0.342020143325607 0 -0.342020143325607 0.939692620785931 0cm 0cm 0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24" draw:layer="layout"/>
        </dr3d:scene>
        <dr3d:scene draw:style-name="gr25" svg:width="1.524cm" svg:height="0.762cm" svg:x="9.89cm" svg:y="2.27cm" dr3d:transform="matrix (1 0 0 0 0.939692620785931 0.342020143325607 0 -0.342020143325607 0.939692620785931 0cm 0cm 0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26" draw:layer="layout"/>
        </dr3d:scene>
        <dr3d:scene draw:style-name="gr25" svg:width="0.254cm" svg:height="0.254cm" svg:x="9.765cm" svg:y="3.286cm" dr3d:transform="matrix (1 0 0 0 0.939692620785931 0.342020143325607 0 -0.342020143325607 0.939692620785931 0cm 0cm 0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26" draw:layer="layout"/>
        </dr3d:scene>
        <dr3d:scene draw:style-name="gr25" svg:width="0.254cm" svg:height="0.254cm" svg:x="11.289cm" svg:y="3.286cm" dr3d:transform="matrix (1 0 0 0 0.939692620785931 0.342020143325607 0 -0.342020143325607 0.939692620785931 0cm 0cm 0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26" draw:layer="layout"/>
        </dr3d:scene>
        <dr3d:scene draw:style-name="gr25" svg:width="0.254cm" svg:height="0.254cm" svg:x="10.273cm" svg:y="3.286cm" dr3d:transform="matrix (1 0 0 0 0.939692620785931 0.342020143325607 0 -0.342020143325607 0.939692620785931 0cm 0cm 0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26" draw:layer="layout"/>
        </dr3d:scene>
        <dr3d:scene draw:style-name="gr25" svg:width="0.254cm" svg:height="0.254cm" svg:x="10.781cm" svg:y="3.286cm" dr3d:transform="matrix (1 0 0 0 0.939692620785931 0.342020143325607 0 -0.342020143325607 0.939692620785931 0cm 0cm 0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26" draw:layer="layout"/>
        </dr3d:scene>
        <draw:custom-shape draw:style-name="gr22" draw:text-style-name="P1" draw:layer="layout" svg:width="0.254cm" svg:height="0.254cm" svg:x="14.462cm" svg:y="6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254cm" svg:height="0.254cm" svg:x="14.123cm" svg:y="7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254cm" svg:height="0.254cm" svg:x="14.828cm" svg:y="7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" draw:layer="layout" svg:width="0.339cm" svg:height="0.254cm" svg:x="14.093cm" svg:y="5.7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" draw:layer="layout" svg:width="0.339cm" svg:height="0.254cm" svg:x="14.262cm" svg:y="5.7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" draw:layer="layout" svg:width="0.338cm" svg:height="0.254cm" svg:x="14.432cm" svg:y="5.7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" draw:layer="layout" svg:width="0.339cm" svg:height="0.254cm" svg:x="14.601cm" svg:y="5.7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" draw:layer="layout" svg:width="0.339cm" svg:height="0.254cm" svg:x="14.77cm" svg:y="5.7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14.597cm" svg:y1="6.481cm" svg:x2="14.462cm" svg:y2="7.35cm">
          <text:p/>
        </draw:line>
        <draw:line draw:style-name="gr14" draw:text-style-name="P1" draw:layer="layout" svg:x1="7.632cm" svg:y1="2.975cm" svg:x2="7.632cm" svg:y2="11.16cm">
          <text:p/>
        </draw:line>
        <draw:line draw:style-name="gr14" draw:text-style-name="P1" draw:layer="layout" svg:x1="7.632cm" svg:y1="11.16cm" svg:x2="5.656cm" svg:y2="11.16cm">
          <text:p/>
        </draw:line>
        <draw:line draw:style-name="gr14" draw:text-style-name="P1" draw:layer="layout" svg:x1="14.264cm" svg:y1="7.208cm" svg:x2="14.264cm" svg:y2="8.337cm">
          <text:p/>
        </draw:line>
        <draw:line draw:style-name="gr14" draw:text-style-name="P1" draw:layer="layout" svg:x1="5.797cm" svg:y1="10.595cm" svg:x2="6.785cm" svg:y2="10.595cm">
          <text:p/>
        </draw:line>
        <draw:line draw:style-name="gr14" draw:text-style-name="P1" draw:layer="layout" svg:x1="6.785cm" svg:y1="10.595cm" svg:x2="6.785cm" svg:y2="8.337cm">
          <text:p/>
        </draw:line>
        <draw:line draw:style-name="gr14" draw:text-style-name="P1" draw:layer="layout" svg:x1="6.785cm" svg:y1="8.337cm" svg:x2="14.264cm" svg:y2="8.337cm">
          <text:p/>
        </draw:line>
        <draw:line draw:style-name="gr14" draw:text-style-name="P1" draw:layer="layout" svg:x1="7.632cm" svg:y1="11.16cm" svg:x2="15.957cm" svg:y2="11.16cm">
          <text:p/>
        </draw:line>
        <dr3d:scene draw:style-name="gr28" svg:width="4.135cm" svg:height="2.483cm" svg:x="2.522cm" svg:y="9.693cm" dr3d:transform="matrix (0.000000000000296712822497533 1 0 -1 0.000000000000296712822497533 0 0 0 1 0cm 0cm 0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29" draw:layer="layout" dr3d:transform="matrix (0.980708279059313 -0.065910916407188 0.184029949961639 -0.0259356748375114 0.889243454080658 0.456698390784795 -0.193748837816493 -0.452660833818283 0.870378973420022 0.420777869194561cm -1.79392870796602cm -0.000289537366222331cm)" svg:viewBox="0 -5000 2500 10000" svg:d="m0-5000h250 250 500 500 500 250 250v10000h-250-250-500-500-500-250-250z"/>
          <dr3d:rotate draw:style-name="gr29" draw:layer="layout" dr3d:transform="matrix (0.490354139529657 -0.032955458203594 0.0920149749808197 -0.0129678374187557 0.444621727040329 0.228349195392397 -0.0968744189082466 -0.226330416909142 0.435189486710011 0.576080770442188cm 2.53208165789791cm -0.000144768683111044cm)" svg:viewBox="0 -5000 2500 10000" svg:d="m0-5000h250 250 500 500 500 250 250v10000h-250-250-500-500-500-250-250z"/>
        </dr3d:scene>
        <dr3d:scene draw:style-name="gr30" svg:width="1.589cm" svg:height="0.818cm" svg:x="15.638cm" svg:y="10.595cm" dr3d:transform="matrix (0.000000000000296712822497533 1 0 -1 0.000000000000296712822497533 0 0 0 1 0cm 0cm 0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31" draw:layer="layout" svg:viewBox="0 -5000 2500 10000" svg:d="m0-5000h250 250 500 500 500 250 250v10000h-250-250-500-500-500-250-250z"/>
        </dr3d:scene>
        <draw:custom-shape draw:style-name="gr32" draw:text-style-name="P1" draw:layer="layout" svg:width="0.254cm" svg:height="0.254cm" svg:x="7.519cm" svg:y="11.0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" draw:layer="layout" svg:x1="14.97cm" svg:y1="7.208cm" svg:x2="14.97cm" svg:y2="10.736cm">
          <text:p/>
        </draw:line>
        <draw:custom-shape draw:style-name="gr22" draw:text-style-name="P1" draw:layer="layout" svg:width="0.254cm" svg:height="0.254cm" svg:x="14.462cm" svg:y="6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254cm" svg:height="0.254cm" svg:x="14.123cm" svg:y="7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254cm" svg:height="0.254cm" svg:x="14.828cm" svg:y="7.0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" draw:layer="layout" svg:width="0.339cm" svg:height="0.254cm" svg:x="14.093cm" svg:y="5.7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" draw:layer="layout" svg:width="0.339cm" svg:height="0.254cm" svg:x="14.262cm" svg:y="5.7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" draw:layer="layout" svg:width="0.338cm" svg:height="0.254cm" svg:x="14.432cm" svg:y="5.7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" draw:layer="layout" svg:width="0.339cm" svg:height="0.254cm" svg:x="14.601cm" svg:y="5.7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" draw:layer="layout" svg:width="0.339cm" svg:height="0.254cm" svg:x="14.77cm" svg:y="5.7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14.597cm" svg:y1="6.482cm" svg:x2="14.462cm" svg:y2="7.351cm">
          <text:p/>
        </draw:line>
        <draw:custom-shape draw:style-name="gr22" draw:text-style-name="P1" draw:layer="layout" svg:width="0.254cm" svg:height="0.254cm" svg:x="14.462cm" svg:y="6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254cm" svg:height="0.254cm" svg:x="14.123cm" svg:y="7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254cm" svg:height="0.254cm" svg:x="14.828cm" svg:y="7.0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" draw:layer="layout" svg:width="0.339cm" svg:height="0.254cm" svg:x="14.093cm" svg:y="5.7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" draw:layer="layout" svg:width="0.339cm" svg:height="0.254cm" svg:x="14.262cm" svg:y="5.7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" draw:layer="layout" svg:width="0.338cm" svg:height="0.254cm" svg:x="14.432cm" svg:y="5.7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" draw:layer="layout" svg:width="0.339cm" svg:height="0.254cm" svg:x="14.601cm" svg:y="5.7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" draw:layer="layout" svg:width="0.339cm" svg:height="0.254cm" svg:x="14.77cm" svg:y="5.7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14.597cm" svg:y1="6.482cm" svg:x2="14.462cm" svg:y2="7.351cm">
          <text:p/>
        </draw:line>
        <draw:custom-shape draw:style-name="gr16" draw:text-style-name="P1" draw:layer="layout" svg:width="1.976cm" svg:height="2.117cm" svg:x="17.51cm" svg:y="5.655cm">
          <text:p/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18.16cm" svg:y1="3.793cm" svg:x2="18.16cm" svg:y2="5.825cm">
          <text:p/>
        </draw:line>
        <draw:line draw:style-name="gr14" draw:text-style-name="P1" draw:layer="layout" svg:x1="18.922cm" svg:y1="3.031cm" svg:x2="18.922cm" svg:y2="5.825cm">
          <text:p/>
        </draw:line>
        <draw:custom-shape draw:style-name="gr22" draw:text-style-name="P1" draw:layer="layout" svg:width="0.254cm" svg:height="0.254cm" svg:x="18.414cm" svg:y="6.3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254cm" svg:height="0.254cm" svg:x="18.075cm" svg:y="7.0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254cm" svg:height="0.254cm" svg:x="18.78cm" svg:y="7.0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" draw:layer="layout" svg:width="0.339cm" svg:height="0.254cm" svg:x="18.045cm" svg:y="5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" draw:layer="layout" svg:width="0.339cm" svg:height="0.254cm" svg:x="18.214cm" svg:y="5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" draw:layer="layout" svg:width="0.338cm" svg:height="0.254cm" svg:x="18.384cm" svg:y="5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" draw:layer="layout" svg:width="0.339cm" svg:height="0.254cm" svg:x="18.553cm" svg:y="5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" draw:layer="layout" svg:width="0.339cm" svg:height="0.254cm" svg:x="18.722cm" svg:y="5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18.549cm" svg:y1="6.48cm" svg:x2="18.414cm" svg:y2="7.349cm">
          <text:p/>
        </draw:line>
        <draw:custom-shape draw:style-name="gr22" draw:text-style-name="P1" draw:layer="layout" svg:width="0.254cm" svg:height="0.254cm" svg:x="18.414cm" svg:y="6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254cm" svg:height="0.254cm" svg:x="18.075cm" svg:y="7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254cm" svg:height="0.254cm" svg:x="18.78cm" svg:y="7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" draw:layer="layout" svg:width="0.339cm" svg:height="0.254cm" svg:x="18.045cm" svg:y="5.7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" draw:layer="layout" svg:width="0.339cm" svg:height="0.254cm" svg:x="18.214cm" svg:y="5.7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" draw:layer="layout" svg:width="0.338cm" svg:height="0.254cm" svg:x="18.384cm" svg:y="5.7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" draw:layer="layout" svg:width="0.339cm" svg:height="0.254cm" svg:x="18.553cm" svg:y="5.7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" draw:layer="layout" svg:width="0.339cm" svg:height="0.254cm" svg:x="18.722cm" svg:y="5.7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18.549cm" svg:y1="6.481cm" svg:x2="18.414cm" svg:y2="7.35cm">
          <text:p/>
        </draw:line>
        <draw:custom-shape draw:style-name="gr22" draw:text-style-name="P1" draw:layer="layout" svg:width="0.254cm" svg:height="0.254cm" svg:x="18.414cm" svg:y="6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254cm" svg:height="0.254cm" svg:x="18.075cm" svg:y="7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254cm" svg:height="0.254cm" svg:x="18.78cm" svg:y="7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" draw:layer="layout" svg:width="0.339cm" svg:height="0.254cm" svg:x="18.045cm" svg:y="5.7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" draw:layer="layout" svg:width="0.339cm" svg:height="0.254cm" svg:x="18.214cm" svg:y="5.7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" draw:layer="layout" svg:width="0.338cm" svg:height="0.254cm" svg:x="18.384cm" svg:y="5.7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" draw:layer="layout" svg:width="0.339cm" svg:height="0.254cm" svg:x="18.553cm" svg:y="5.7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" draw:layer="layout" svg:width="0.339cm" svg:height="0.254cm" svg:x="18.722cm" svg:y="5.7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18.549cm" svg:y1="6.481cm" svg:x2="18.414cm" svg:y2="7.35cm">
          <text:p/>
        </draw:line>
        <draw:custom-shape draw:style-name="gr22" draw:text-style-name="P1" draw:layer="layout" svg:width="0.254cm" svg:height="0.254cm" svg:x="9.495cm" svg:y="6.3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254cm" svg:height="0.254cm" svg:x="9.495cm" svg:y="7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9.608cm" svg:y1="6.532cm" svg:x2="9.466cm" svg:y2="7.238cm">
          <text:p/>
        </draw:line>
        <draw:custom-shape draw:style-name="gr22" draw:text-style-name="P1" draw:layer="layout" svg:width="0.254cm" svg:height="0.254cm" svg:x="14.839cm" svg:y="2.92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254cm" svg:height="0.254cm" svg:x="12.147cm" svg:y="3.6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14.97cm" svg:y1="3.032cm" svg:x2="18.921cm" svg:y2="3.032cm">
          <text:p/>
        </draw:line>
        <draw:line draw:style-name="gr14" draw:text-style-name="P1" draw:layer="layout" svg:x1="18.159cm" svg:y1="3.794cm" svg:x2="14.208cm" svg:y2="3.794cm">
          <text:p/>
        </draw:line>
        <draw:frame draw:style-name="gr33" draw:text-style-name="P5" draw:layer="layout" svg:width="1.553cm" svg:height="1.029cm" svg:x="11.018cm" svg:y="6.785cm">
          <draw:text-box>
            <text:p><text:span text:style-name="T4">Float </text:span></text:p>
            <text:p><text:span text:style-name="T4">Switch</text:span></text:p>
          </draw:text-box>
        </draw:frame>
        <draw:line draw:style-name="gr15" draw:text-style-name="P1" draw:layer="layout" svg:x1="18.215cm" svg:y1="10.595cm" svg:x2="18.215cm" svg:y2="12.712cm">
          <text:p/>
        </draw:line>
        <draw:line draw:style-name="gr15" draw:text-style-name="P1" draw:layer="layout" svg:x1="14.123cm" svg:y1="11.16cm" svg:x2="14.123cm" svg:y2="14.264cm">
          <text:p/>
        </draw:line>
        <draw:custom-shape draw:style-name="gr32" draw:text-style-name="P1" draw:layer="layout" svg:width="0.254cm" svg:height="0.254cm" svg:x="13.982cm" svg:y="11.0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14.546cm" svg:y1="6.503cm" svg:x2="15.957cm" svg:y2="6.503cm">
          <text:p/>
        </draw:line>
        <draw:line draw:style-name="gr14" draw:text-style-name="P1" draw:layer="layout" svg:x1="15.957cm" svg:y1="6.503cm" svg:x2="15.957cm" svg:y2="8.337cm">
          <text:p/>
        </draw:line>
        <draw:line draw:style-name="gr14" draw:text-style-name="P1" draw:layer="layout" svg:x1="18.921cm" svg:y1="7.208cm" svg:x2="18.921cm" svg:y2="8.337cm">
          <text:p/>
        </draw:line>
        <draw:line draw:style-name="gr14" draw:text-style-name="P1" draw:layer="layout" svg:x1="15.957cm" svg:y1="8.337cm" svg:x2="18.921cm" svg:y2="8.337cm">
          <text:p/>
        </draw:line>
        <draw:line draw:style-name="gr14" draw:text-style-name="P1" draw:layer="layout" svg:x1="18.497cm" svg:y1="6.503cm" svg:x2="17.086cm" svg:y2="6.503cm">
          <text:p/>
        </draw:line>
        <draw:line draw:style-name="gr14" draw:text-style-name="P1" draw:layer="layout" svg:x1="17.086cm" svg:y1="6.503cm" svg:x2="17.086cm" svg:y2="9.043cm">
          <text:p/>
        </draw:line>
        <draw:line draw:style-name="gr14" draw:text-style-name="P1" draw:layer="layout" svg:x1="8.055cm" svg:y1="9.043cm" svg:x2="17.086cm" svg:y2="9.043cm">
          <text:p/>
        </draw:line>
        <draw:custom-shape draw:style-name="gr22" draw:text-style-name="P1" draw:layer="layout" svg:width="0.254cm" svg:height="0.254cm" svg:x="7.942cm" svg:y="3.68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5" draw:text-style-name="P1" draw:layer="layout" svg:x1="14.97cm" svg:y1="12.712cm" svg:x2="18.215cm" svg:y2="12.712cm">
          <text:p/>
        </draw:line>
        <draw:line draw:style-name="gr15" draw:text-style-name="P1" draw:layer="layout" svg:x1="14.97cm" svg:y1="12.712cm" svg:x2="14.97cm" svg:y2="14.264cm">
          <text:p/>
        </draw:line>
        <draw:custom-shape draw:style-name="gr34" draw:text-style-name="P1" draw:layer="layout" svg:width="0.47cm" svg:height="0.61cm" svg:x="14.124cm" svg:y="16.7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" draw:layer="layout" svg:width="0.47cm" svg:height="0.61cm" svg:x="14.359cm" svg:y="16.7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" draw:layer="layout" svg:width="0.47cm" svg:height="0.61cm" svg:x="14.594cm" svg:y="16.7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" draw:layer="layout" svg:width="0.47cm" svg:height="0.61cm" svg:x="14.829cm" svg:y="16.7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" draw:layer="layout" svg:width="0.47cm" svg:height="0.61cm" svg:x="15.064cm" svg:y="16.7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" draw:layer="layout" svg:width="0.47cm" svg:height="0.61cm" svg:x="14.124cm" svg:y="16.7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" draw:layer="layout" svg:width="0.47cm" svg:height="0.61cm" svg:x="14.359cm" svg:y="16.7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" draw:layer="layout" svg:width="0.47cm" svg:height="0.61cm" svg:x="14.594cm" svg:y="16.7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" draw:layer="layout" svg:width="0.47cm" svg:height="0.61cm" svg:x="14.829cm" svg:y="16.7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" draw:layer="layout" svg:width="0.47cm" svg:height="0.61cm" svg:x="15.064cm" svg:y="16.7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" draw:layer="layout" svg:width="0.47cm" svg:height="0.61cm" svg:x="14.124cm" svg:y="16.7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" draw:layer="layout" svg:width="0.47cm" svg:height="0.61cm" svg:x="14.594cm" svg:y="16.7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" draw:layer="layout" svg:width="0.47cm" svg:height="0.61cm" svg:x="14.829cm" svg:y="16.7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" draw:layer="layout" svg:width="0.47cm" svg:height="0.61cm" svg:x="15.064cm" svg:y="16.7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" draw:layer="layout" svg:width="0.47cm" svg:height="0.61cm" svg:x="14.123cm" svg:y="17.7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" draw:layer="layout" svg:width="0.47cm" svg:height="0.61cm" svg:x="14.358cm" svg:y="17.7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" draw:layer="layout" svg:width="0.47cm" svg:height="0.61cm" svg:x="14.593cm" svg:y="17.7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" draw:layer="layout" svg:width="0.47cm" svg:height="0.61cm" svg:x="14.828cm" svg:y="17.7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" draw:layer="layout" svg:width="0.47cm" svg:height="0.61cm" svg:x="15.063cm" svg:y="17.7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" draw:layer="layout" svg:width="0.47cm" svg:height="0.61cm" svg:x="14.123cm" svg:y="17.7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" draw:layer="layout" svg:width="0.47cm" svg:height="0.61cm" svg:x="14.358cm" svg:y="17.7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" draw:layer="layout" svg:width="0.47cm" svg:height="0.61cm" svg:x="14.593cm" svg:y="17.7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" draw:layer="layout" svg:width="0.47cm" svg:height="0.61cm" svg:x="14.828cm" svg:y="17.7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" draw:layer="layout" svg:width="0.47cm" svg:height="0.61cm" svg:x="15.063cm" svg:y="17.7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" draw:layer="layout" svg:width="0.47cm" svg:height="0.61cm" svg:x="14.123cm" svg:y="17.7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" draw:layer="layout" svg:width="0.47cm" svg:height="0.61cm" svg:x="14.593cm" svg:y="17.7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" draw:layer="layout" svg:width="0.47cm" svg:height="0.61cm" svg:x="14.828cm" svg:y="17.7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" draw:layer="layout" svg:width="0.47cm" svg:height="0.61cm" svg:x="15.063cm" svg:y="17.7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" draw:layer="layout" svg:width="0.254cm" svg:height="0.254cm" svg:x="14.846cm" svg:y="14.1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" draw:layer="layout" svg:width="0.254cm" svg:height="0.254cm" svg:x="14.507cm" svg:y="14.9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" draw:layer="layout" svg:width="0.254cm" svg:height="0.254cm" svg:x="15.212cm" svg:y="14.9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" draw:layer="layout" svg:x1="14.981cm" svg:y1="14.326cm" svg:x2="14.846cm" svg:y2="15.195cm">
          <text:p/>
        </draw:line>
        <draw:custom-shape draw:style-name="gr32" draw:text-style-name="P1" draw:layer="layout" svg:width="0.254cm" svg:height="0.254cm" svg:x="14.846cm" svg:y="14.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" draw:layer="layout" svg:width="0.254cm" svg:height="0.254cm" svg:x="14.507cm" svg:y="14.9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" draw:layer="layout" svg:width="0.254cm" svg:height="0.254cm" svg:x="15.212cm" svg:y="14.9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" draw:layer="layout" svg:x1="14.981cm" svg:y1="14.327cm" svg:x2="14.846cm" svg:y2="15.196cm">
          <text:p/>
        </draw:line>
        <draw:custom-shape draw:style-name="gr32" draw:text-style-name="P1" draw:layer="layout" svg:width="0.254cm" svg:height="0.254cm" svg:x="14.857cm" svg:y="15.2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" draw:layer="layout" svg:width="0.254cm" svg:height="0.254cm" svg:x="14.507cm" svg:y="14.9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" draw:layer="layout" svg:width="0.254cm" svg:height="0.254cm" svg:x="15.212cm" svg:y="14.9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" draw:layer="layout" svg:x1="14.981cm" svg:y1="14.327cm" svg:x2="14.846cm" svg:y2="15.196cm">
          <text:p/>
        </draw:line>
        <draw:line draw:style-name="gr15" draw:text-style-name="P1" draw:layer="layout" svg:x1="14.123cm" svg:y1="14.264cm" svg:x2="14.123cm" svg:y2="16.945cm">
          <text:p/>
        </draw:line>
        <draw:line draw:style-name="gr15" draw:text-style-name="P1" draw:layer="layout" svg:x1="15.393cm" svg:y1="15.111cm" svg:x2="15.393cm" svg:y2="16.804cm">
          <text:p/>
        </draw:line>
        <draw:line draw:style-name="gr15" draw:text-style-name="P1" draw:layer="layout" svg:x1="14.546cm" svg:y1="15.111cm" svg:x2="8.196cm" svg:y2="15.111cm">
          <text:p/>
        </draw:line>
        <draw:line draw:style-name="gr15" draw:text-style-name="P1" draw:layer="layout" svg:x1="14.123cm" svg:y1="14.264cm" svg:x2="7.067cm" svg:y2="14.264cm">
          <text:p/>
        </draw:line>
        <draw:custom-shape draw:style-name="gr32" draw:text-style-name="P1" draw:layer="layout" svg:width="0.254cm" svg:height="0.254cm" svg:x="13.982cm" svg:y="14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" draw:layer="layout" svg:x1="14.546cm" svg:y1="18.356cm" svg:x2="14.546cm" svg:y2="19.626cm">
          <text:p/>
        </draw:line>
        <draw:line draw:style-name="gr15" draw:text-style-name="P1" draw:layer="layout" svg:x1="15.111cm" svg:y1="18.356cm" svg:x2="15.111cm" svg:y2="19.626cm">
          <text:p/>
        </draw:line>
        <draw:frame draw:style-name="gr35" draw:text-style-name="P5" draw:layer="layout" svg:width="1.834cm" svg:height="1.097cm" svg:x="13.982cm" svg:y="19.626cm">
          <draw:text-box>
            <text:p><text:span text:style-name="T4">120 VAC</text:span></text:p>
          </draw:text-box>
        </draw:frame>
        <draw:frame draw:style-name="gr36" draw:text-style-name="P5" draw:layer="layout" svg:width="2.54cm" svg:height="1.029cm" svg:x="15.393cm" svg:y="14.123cm">
          <draw:text-box>
            <text:p><text:span text:style-name="T4">Charge System (3)</text:span></text:p>
          </draw:text-box>
        </draw:frame>
        <draw:frame draw:style-name="gr37" draw:text-style-name="P5" draw:layer="layout" svg:width="1.693cm" svg:height="1.029cm" svg:x="16.098cm" svg:y="17.186cm">
          <draw:text-box>
            <text:p><text:span text:style-name="T4">Trickle Charger</text:span></text:p>
          </draw:text-box>
        </draw:frame>
        <draw:custom-shape draw:style-name="gr13" draw:text-style-name="P1" draw:layer="layout" svg:width="1.976cm" svg:height="2.117cm" svg:x="6.644cm" svg:y="16.521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0.47cm" svg:height="0.61cm" svg:x="6.928cm" svg:y="16.7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" draw:layer="layout" svg:width="0.47cm" svg:height="0.61cm" svg:x="7.163cm" svg:y="16.7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" draw:layer="layout" svg:width="0.47cm" svg:height="0.61cm" svg:x="7.398cm" svg:y="16.7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" draw:layer="layout" svg:width="0.47cm" svg:height="0.61cm" svg:x="7.633cm" svg:y="16.7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" draw:layer="layout" svg:width="0.47cm" svg:height="0.61cm" svg:x="7.868cm" svg:y="16.7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" draw:layer="layout" svg:width="0.47cm" svg:height="0.61cm" svg:x="6.928cm" svg:y="16.7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" draw:layer="layout" svg:width="0.47cm" svg:height="0.61cm" svg:x="7.163cm" svg:y="16.7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" draw:layer="layout" svg:width="0.47cm" svg:height="0.61cm" svg:x="7.398cm" svg:y="16.7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" draw:layer="layout" svg:width="0.47cm" svg:height="0.61cm" svg:x="7.633cm" svg:y="16.7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" draw:layer="layout" svg:width="0.47cm" svg:height="0.61cm" svg:x="7.868cm" svg:y="16.7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" draw:layer="layout" svg:width="0.47cm" svg:height="0.61cm" svg:x="6.928cm" svg:y="16.7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" draw:layer="layout" svg:width="0.47cm" svg:height="0.61cm" svg:x="7.398cm" svg:y="16.7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" draw:layer="layout" svg:width="0.47cm" svg:height="0.61cm" svg:x="7.633cm" svg:y="16.7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" draw:layer="layout" svg:width="0.47cm" svg:height="0.61cm" svg:x="7.868cm" svg:y="16.7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" draw:layer="layout" svg:width="0.47cm" svg:height="0.61cm" svg:x="6.927cm" svg:y="17.7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" draw:layer="layout" svg:width="0.47cm" svg:height="0.61cm" svg:x="7.162cm" svg:y="17.7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" draw:layer="layout" svg:width="0.47cm" svg:height="0.61cm" svg:x="7.397cm" svg:y="17.7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" draw:layer="layout" svg:width="0.47cm" svg:height="0.61cm" svg:x="7.632cm" svg:y="17.7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" draw:layer="layout" svg:width="0.47cm" svg:height="0.61cm" svg:x="7.867cm" svg:y="17.7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" draw:layer="layout" svg:width="0.47cm" svg:height="0.61cm" svg:x="6.927cm" svg:y="17.7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" draw:layer="layout" svg:width="0.47cm" svg:height="0.61cm" svg:x="7.162cm" svg:y="17.7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" draw:layer="layout" svg:width="0.47cm" svg:height="0.61cm" svg:x="7.397cm" svg:y="17.7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" draw:layer="layout" svg:width="0.47cm" svg:height="0.61cm" svg:x="7.632cm" svg:y="17.7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" draw:layer="layout" svg:width="0.47cm" svg:height="0.61cm" svg:x="7.867cm" svg:y="17.7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" draw:layer="layout" svg:width="0.47cm" svg:height="0.61cm" svg:x="6.927cm" svg:y="17.7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" draw:layer="layout" svg:width="0.47cm" svg:height="0.61cm" svg:x="7.397cm" svg:y="17.7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" draw:layer="layout" svg:width="0.47cm" svg:height="0.61cm" svg:x="7.632cm" svg:y="17.7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" draw:layer="layout" svg:width="0.47cm" svg:height="0.61cm" svg:x="7.867cm" svg:y="17.7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" draw:layer="layout" svg:x1="7.067cm" svg:y1="14.264cm" svg:x2="7.067cm" svg:y2="16.804cm">
          <text:p/>
        </draw:line>
        <draw:line draw:style-name="gr15" draw:text-style-name="P1" draw:layer="layout" svg:x1="8.196cm" svg:y1="16.804cm" svg:x2="8.196cm" svg:y2="15.111cm">
          <text:p/>
        </draw:line>
        <draw:line draw:style-name="gr15" draw:text-style-name="P1" draw:layer="layout" svg:x1="7.067cm" svg:y1="18.356cm" svg:x2="7.067cm" svg:y2="19.626cm">
          <text:p/>
        </draw:line>
        <draw:frame draw:style-name="gr38" draw:text-style-name="P5" draw:layer="layout" svg:width="3.387cm" svg:height="1.029cm" svg:x="9.043cm" svg:y="17.368cm">
          <draw:text-box>
            <text:p><text:span text:style-name="T4">MPPT</text:span></text:p>
            <text:p><text:span text:style-name="T4">(Charge Controller)</text:span></text:p>
          </draw:text-box>
        </draw:frame>
        <draw:line draw:style-name="gr15" draw:text-style-name="P1" draw:layer="layout" svg:x1="8.196cm" svg:y1="18.356cm" svg:x2="8.196cm" svg:y2="19.626cm">
          <text:p/>
        </draw:line>
        <draw:frame draw:style-name="gr35" draw:text-style-name="P5" draw:layer="layout" svg:width="1.976cm" svg:height="1.097cm" svg:x="6.785cm" svg:y="19.626cm">
          <draw:text-box>
            <text:p><text:span text:style-name="T4">PV Array</text:span></text:p>
          </draw:text-box>
        </draw:frame>
        <draw:custom-shape draw:style-name="gr22" draw:text-style-name="P1" draw:layer="layout" svg:width="0.254cm" svg:height="0.254cm" svg:x="16.973cm" svg:y="4.2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" draw:layer="layout" svg:width="0.254cm" svg:height="0.254cm" svg:x="16.973cm" svg:y="5.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8.055cm" svg:y1="3.681cm" svg:x2="8.055cm" svg:y2="9.043cm">
          <text:p/>
        </draw:line>
        <draw:line draw:style-name="gr14" draw:text-style-name="P1" draw:layer="layout" svg:x1="17.085cm" svg:y1="4.386cm" svg:x2="16.944cm" svg:y2="5.233cm">
          <text:p/>
        </draw:line>
        <draw:frame draw:style-name="gr39" draw:text-style-name="P6" draw:layer="layout" svg:width="2.54cm" svg:height="1.045cm" svg:x="5.233cm" svg:y="3.963cm">
          <draw:text-box>
            <text:p text:style-name="P1"><text:span text:style-name="T4">Kill Switch</text:span></text:p>
            <text:p text:style-name="P1"><text:span text:style-name="T4">(1</text:span><text:span text:style-name="T5">st</text:span><text:span text:style-name="T4"> Half) (1a)</text:span></text:p>
          </draw:text-box>
        </draw:frame>
        <draw:frame draw:style-name="gr6" draw:text-style-name="P4" draw:layer="layout" svg:width="1.493cm" svg:height="0.721cm" svg:x="3.681cm" svg:y="11.85cm">
          <draw:text-box>
            <text:p><text:span text:style-name="T3">Pump</text:span></text:p>
          </draw:text-box>
        </draw:frame>
        <draw:frame draw:style-name="gr40" draw:text-style-name="P4" draw:layer="layout" svg:width="1.747cm" svg:height="0.846cm" svg:x="3.486cm" svg:y="8.761cm">
          <draw:text-box>
            <text:p><text:span text:style-name="T3">Battery</text:span></text:p>
          </draw:text-box>
        </draw:frame>
        <draw:frame draw:style-name="gr6" draw:text-style-name="P4" draw:layer="layout" svg:width="1.463cm" svg:height="0.721cm" svg:x="15.675cm" svg:y="11.426cm">
          <draw:text-box>
            <text:p><text:span text:style-name="T3">Valve</text:span></text:p>
          </draw:text-box>
        </draw:frame>
        <draw:frame draw:style-name="gr6" draw:text-style-name="P4" draw:layer="layout" svg:width="1.518cm" svg:height="0.721cm" svg:x="12.207cm" svg:y="1.705cm">
          <draw:text-box>
            <text:p><text:span text:style-name="T3">Timer</text:span></text:p>
          </draw:text-box>
        </draw:frame>
        <draw:line draw:style-name="gr12" draw:text-style-name="P1" draw:layer="layout" svg:x1="17.086cm" svg:y1="4.386cm" svg:x2="17.086cm" svg:y2="3.822cm">
          <text:p/>
        </draw:line>
        <draw:line draw:style-name="gr12" draw:text-style-name="P1" draw:layer="layout" svg:x1="17.086cm" svg:y1="5.233cm" svg:x2="17.086cm" svg:y2="6.503cm">
          <text:p/>
        </draw:line>
        <draw:custom-shape draw:style-name="gr22" draw:text-style-name="P1" draw:layer="layout" svg:width="0.254cm" svg:height="0.254cm" svg:x="16.973cm" svg:y="6.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254cm" svg:height="0.254cm" svg:x="16.945cm" svg:y="3.7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254cm" svg:height="0.254cm" draw:transform="rotate (-1.57079632679579) translate (6.785cm 3.70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" draw:layer="layout" svg:width="0.254cm" svg:height="0.254cm" draw:transform="rotate (-1.57079632679579) translate (5.91cm 3.70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6.644cm" svg:y1="3.821cm" svg:x2="5.797cm" svg:y2="3.68cm">
          <text:p/>
        </draw:line>
        <draw:line draw:style-name="gr41" draw:text-style-name="P1" draw:layer="layout" svg:x1="18.215cm" svg:y1="2.411cm" svg:x2="17.227cm" svg:y2="4.81cm">
          <text:p/>
        </draw:line>
        <draw:frame draw:style-name="gr33" draw:text-style-name="P5" draw:layer="layout" svg:width="2.116cm" svg:height="0.64cm" svg:x="17.651cm" svg:y="1.771cm">
          <draw:text-box>
            <text:p><text:span text:style-name="T4">Manual (2)</text:span></text:p>
          </draw:text-box>
        </draw:frame>
        <draw:line draw:style-name="gr12" draw:text-style-name="P1" draw:layer="layout" svg:x1="8.337cm" svg:y1="16.164cm" svg:x2="8.761cm" svg:y2="16.164cm">
          <text:p/>
        </draw:line>
        <draw:line draw:style-name="gr12" draw:text-style-name="P1" draw:layer="layout" svg:x1="8.544cm" svg:y1="15.957cm" svg:x2="8.544cm" svg:y2="16.381cm">
          <text:p/>
        </draw:line>
        <draw:line draw:style-name="gr12" draw:text-style-name="P1" draw:layer="layout" svg:x1="15.675cm" svg:y1="16.164cm" svg:x2="16.099cm" svg:y2="16.164cm">
          <text:p/>
        </draw:line>
        <draw:line draw:style-name="gr12" draw:text-style-name="P1" draw:layer="layout" svg:x1="15.882cm" svg:y1="15.957cm" svg:x2="15.882cm" svg:y2="16.381cm">
          <text:p/>
        </draw:line>
        <draw:line draw:style-name="gr12" draw:text-style-name="P1" draw:layer="layout" svg:x1="5.797cm" svg:y1="3.822cm" svg:x2="5.374cm" svg:y2="3.822cm">
          <text:p/>
        </draw:line>
        <draw:line draw:style-name="gr12" draw:text-style-name="P1" draw:layer="layout" svg:x1="5.797cm" svg:y1="3.032cm" svg:x2="9.607cm" svg:y2="3.006cm">
          <text:p/>
        </draw:line>
        <draw:custom-shape draw:style-name="gr22" draw:text-style-name="P1" draw:layer="layout" svg:width="0.254cm" svg:height="0.254cm" svg:x="18.103cm" svg:y="9.4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" draw:layer="layout" svg:width="0.254cm" svg:height="0.254cm" svg:x="18.103cm" svg:y="10.3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18.215cm" svg:y1="9.607cm" svg:x2="18.074cm" svg:y2="10.454cm">
          <text:p/>
        </draw:line>
        <draw:line draw:style-name="gr12" draw:text-style-name="P1" draw:layer="layout" svg:x1="18.215cm" svg:y1="9.607cm" svg:x2="18.215cm" svg:y2="7.208cm">
          <text:p/>
        </draw:line>
        <draw:frame draw:style-name="gr39" draw:text-style-name="P6" draw:layer="layout" svg:width="2.257cm" svg:height="1.434cm" svg:x="18.333cm" svg:y="9.466cm">
          <draw:text-box>
            <text:p text:style-name="P1"><text:span text:style-name="T4">Kill Switch</text:span></text:p>
            <text:p text:style-name="P1"><text:span text:style-name="T4">(2</text:span><text:span text:style-name="T5">nd</text:span><text:span text:style-name="T4"> Half)</text:span></text:p>
            <text:p text:style-name="P1"><text:span text:style-name="T4">(1b)</text:span></text:p>
          </draw:text-box>
        </draw:frame>
        <draw:line draw:style-name="gr12" draw:text-style-name="P1" draw:layer="layout" svg:x1="5.938cm" svg:y1="5.157cm" svg:x2="6.362cm" svg:y2="5.157cm">
          <text:p/>
        </draw:line>
        <draw:line draw:style-name="gr12" draw:text-style-name="P1" draw:layer="layout" svg:x1="6.145cm" svg:y1="4.95cm" svg:x2="6.145cm" svg:y2="5.374cm">
          <text:p/>
        </draw:line>
        <draw:line draw:style-name="gr14" draw:text-style-name="P1" draw:layer="layout" svg:x1="14.208cm" svg:y1="5.092cm" svg:x2="12.853cm" svg:y2="5.092cm">
          <text:p/>
        </draw:line>
        <draw:line draw:style-name="gr14" draw:text-style-name="P1" draw:layer="layout" svg:x1="12.26cm" svg:y1="3.963cm" svg:x2="12.288cm" svg:y2="5.233cm">
          <text:p/>
        </draw:line>
        <draw:line draw:style-name="gr14" draw:text-style-name="P1" draw:layer="layout" svg:x1="9.607cm" svg:y1="5.233cm" svg:x2="12.288cm" svg:y2="5.233cm">
          <text:p/>
        </draw:line>
        <draw:line draw:style-name="gr14" draw:text-style-name="P1" draw:layer="layout" svg:x1="9.607cm" svg:y1="5.233cm" svg:x2="9.607cm" svg:y2="6.503cm">
          <text:p/>
        </draw:line>
        <draw:custom-shape draw:style-name="gr22" draw:text-style-name="P1" draw:layer="layout" svg:width="0.254cm" svg:height="0.254cm" svg:x="10.765cm" svg:y="5.6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254cm" svg:height="0.254cm" svg:x="10.765cm" svg:y="6.3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10.878cm" svg:y1="5.797cm" svg:x2="10.736cm" svg:y2="6.503cm">
          <text:p/>
        </draw:line>
        <draw:custom-shape draw:style-name="gr22" draw:text-style-name="P1" draw:layer="layout" svg:width="0.254cm" svg:height="0.254cm" svg:x="10.765cm" svg:y="6.7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254cm" svg:height="0.254cm" svg:x="10.765cm" svg:y="7.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10.878cm" svg:y1="6.926cm" svg:x2="10.736cm" svg:y2="7.632cm">
          <text:p/>
        </draw:line>
        <draw:line draw:style-name="gr14" draw:text-style-name="P1" draw:layer="layout" svg:x1="10.877cm" svg:y1="5.233cm" svg:x2="10.877cm" svg:y2="5.656cm">
          <text:p/>
        </draw:line>
        <draw:line draw:style-name="gr14" draw:text-style-name="P1" draw:layer="layout" svg:x1="10.877cm" svg:y1="6.362cm" svg:x2="10.877cm" svg:y2="6.785cm">
          <text:p/>
        </draw:line>
        <draw:line draw:style-name="gr14" draw:text-style-name="P1" draw:layer="layout" svg:x1="9.607cm" svg:y1="7.208cm" svg:x2="9.607cm" svg:y2="8.055cm">
          <text:p/>
        </draw:line>
        <draw:line draw:style-name="gr14" draw:text-style-name="P1" draw:layer="layout" svg:x1="10.877cm" svg:y1="7.632cm" svg:x2="10.877cm" svg:y2="8.055cm">
          <text:p/>
        </draw:line>
        <draw:line draw:style-name="gr14" draw:text-style-name="P1" draw:layer="layout" svg:x1="9.607cm" svg:y1="8.055cm" svg:x2="12.853cm" svg:y2="8.055cm">
          <text:p/>
        </draw:line>
        <draw:line draw:style-name="gr14" draw:text-style-name="P1" draw:layer="layout" svg:x1="12.853cm" svg:y1="5.092cm" svg:x2="12.853cm" svg:y2="8.055cm">
          <text:p/>
        </draw:line>
        <draw:custom-shape draw:style-name="gr22" draw:text-style-name="P1" draw:layer="layout" svg:width="0.254cm" svg:height="0.254cm" svg:x="10.764cm" svg:y="7.9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254cm" svg:height="0.254cm" svg:x="10.736cm" svg:y="5.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2" draw:text-style-name="P5" draw:layer="layout" svg:width="1.553cm" svg:height="1.807cm" svg:x="8.055cm" svg:y="6.073cm">
          <draw:text-box>
            <text:p><text:span text:style-name="T4">Source Select</text:span></text:p>
            <text:p><text:span text:style-name="T4">Switch</text:span></text:p>
            <text:p><text:span text:style-name="T4">(5)</text:span></text:p>
          </draw:text-box>
        </draw:frame>
        <draw:frame draw:style-name="gr33" draw:text-style-name="P5" draw:layer="layout" svg:width="2.258cm" svg:height="1.418cm" svg:x="11.018cm" svg:y="5.367cm">
          <draw:text-box>
            <text:p><text:span text:style-name="T4">Mode Select</text:span></text:p>
            <text:p><text:span text:style-name="T4">Switch (4)</text:span></text:p>
          </draw:text-box>
        </draw:frame>
        <draw:frame draw:style-name="gr43" draw:layer="layout" svg:width="17.216cm" svg:height="3.298cm" svg:x="2.692cm" svg:y="21.973cm">
          <draw:text-box>
            <text:p><text:span text:style-name="T6">Updates yet to be completed (1/11/10):</text:span></text:p>
            <text:p><text:span text:style-name="T6">1. <text:s/>Timer installation</text:span></text:p>
            <text:p><text:span text:style-name="T6">2. <text:s/>Change feed for source select to alternate pin of mode select switch (electrical logical improvement).</text:span></text:p>
            <text:p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opacity="100%" fo:padding-top="0.125cm" fo:padding-bottom="0.125cm" fo:padding-left="0.25cm" fo:padding-right="0.25cm" draw:shadow="hidden" draw:shadow-offset-x="0.3cm" draw:shadow-offset-y="0.3cm" draw:shadow-color="#808080" draw:shadow-opacity="10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Daniel Myers</meta:initial-creator>
    <meta:creation-date>2009-12-22T10:23:54</meta:creation-date>
    <dc:date>2010-01-10T11:54:42</dc:date>
    <dc:creator>Daniel Myers</dc:creator>
    <meta:editing-duration>PT34H01M38S</meta:editing-duration>
    <meta:editing-cycles>19</meta:editing-cycles>
    <meta:generator>OpenOffice.org/3.1$Unix OpenOffice.org_project/310m19$Build-9420</meta:generator>
    <meta:printed-by>Daniel Myers</meta:printed-by>
    <meta:print-date>2009-12-24T10:20:44</meta:print-date>
    <meta:document-statistic meta:object-count="314"/>
  </office:meta>
</office:document-meta>
</file>